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37" calcext:value-type="float">
            <text:p>77.37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  <table:table-cell table:style-name="ce1" office:value-type="float" office:value="77.06" calcext:value-type="float">
            <text:p>77.06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  <table:table-cell table:style-name="ce1" office:value-type="float" office:value="77.47" calcext:value-type="float">
            <text:p>77.47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  <table:table-cell table:style-name="ce1" office:value-type="float" office:value="77.13" calcext:value-type="float">
            <text:p>77.13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12" calcext:value-type="float">
            <text:p>77.12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52" calcext:value-type="float">
            <text:p>77.52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  <table:table-cell table:style-name="ce1" office:value-type="float" office:value="77.13" calcext:value-type="float">
            <text:p>77.13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  <table:table-cell table:style-name="ce1" office:value-type="float" office:value="77.01" calcext:value-type="float">
            <text:p>77.01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63" calcext:value-type="float">
            <text:p>77.63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  <table:table-cell table:style-name="ce1"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style-name="ce1" office:value-type="float" office:value="77.41" calcext:value-type="float">
            <text:p>77.41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style-name="ce1" office:value-type="float" office:value="78.3" calcext:value-type="float">
            <text:p>78.3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office:value-type="float" office:value="77.13" calcext:value-type="float">
            <text:p>77.13</text:p>
          </table:table-cell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.5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77" calcext:value-type="float">
            <text:p>15.77</text:p>
          </table:table-cell>
          <table:table-cell office:value-type="float" office:value="28.21" calcext:value-type="float">
            <text:p>28.21</text:p>
          </table:table-cell>
          <table:table-cell office:value-type="float" office:value="19.68" calcext:value-type="float">
            <text:p>19.68</text:p>
          </table:table-cell>
          <table:table-cell table:style-name="ce1" office:value-type="float" office:value="78.28" calcext:value-type="float">
            <text:p>78.28</text:p>
          </table:table-cell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office:value-type="float" office:value="4.08" calcext:value-type="float">
            <text:p>4.08</text:p>
          </table:table-cell>
          <table:table-cell office:value-type="float" office:value="70.59" calcext:value-type="float">
            <text:p>70.59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  <table:table-cell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  <table:table-cell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  <table:table-cell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  <table:table-cell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3-06T20:40:20.162539143</dc:date>
    <meta:editing-duration>PT3H12M23S</meta:editing-duration>
    <meta:editing-cycles>12</meta:editing-cycles>
    <meta:generator>LibreOffice/7.3.7.2$Linux_X86_64 LibreOffice_project/30$Build-2</meta:generator>
    <meta:document-statistic meta:table-count="1" meta:cell-count="216" meta:object-count="0"/>
  </office:meta>
</office:document-meta>
</file>